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b60a" officeooo:paragraph-rsid="0010b6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première partie de mon stage a été de me familiariser et m'approprier l'algorithme de particle flow ainsi que l'interface de travail dans lequel j'allais effectuer la plus grosse partie de ma tâche.</text:p>
      <text:p text:style-name="P1"/>
      <text:p text:style-name="P1">En cherchant à affiner ma compréhension des algorithmes mis en jeux, je me suis confronté à certains problèmes technique que j'ai dû résoudre afin d'améliorer l'efficacité du programme.</text:p>
      <text:p text:style-name="P1"/>
      <text:p text:style-name="P1">Ainsi J'ai tout d'abord corrigé l'architecture de certaines classes qui n'avaient pas été mise à jour avec les nouvelles fonctionnalités et amélioration récentes ajoutée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el TOUQUET</meta:initial-creator>
    <meta:creation-date>2016-03-21T14:04:08.273120669</meta:creation-date>
    <dc:date>2016-03-21T17:15:10.787041785</dc:date>
    <dc:creator>Gael TOUQUET</dc:creator>
    <meta:editing-duration>PT2H55M52S</meta:editing-duration>
    <meta:editing-cycles>1</meta:editing-cycles>
    <meta:document-statistic meta:table-count="0" meta:image-count="0" meta:object-count="0" meta:page-count="1" meta:paragraph-count="3" meta:word-count="86" meta:character-count="558" meta:non-whitespace-character-count="475"/>
    <meta:generator>LibreOffice/4.3.3.2$Linux_x86 LibreOffice_project/430m0$Build-2</meta:generator>
  </office:meta>
</office:document-meta>
</file>